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E000002627D8C3EF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5.61cm" svg:height="16.14cm" draw:z-index="0"><draw:image xlink:href="Pictures/100000000000024E000002627D8C3EF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17:05:50.63</meta:creation-date>
    <meta:print-date>2014-03-10T17:07:37.27</meta:print-date>
    <dc:date>2014-03-10T17:08:41.37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0.2.2$Windows_x86 LibreOffice_project/4c82dcdd6efcd48b1d8bba66bfe1989deee49c3</meta:generator>
  </office:meta>
</office:document-meta>
</file>